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892b" officeooo:paragraph-rsid="000b892b"/>
    </style:style>
    <style:style style:name="P2" style:family="paragraph" style:parent-style-name="Standard">
      <style:text-properties fo:font-weight="bold" officeooo:rsid="000b892b" officeooo:paragraph-rsid="000b892b" style:font-weight-asian="bold" style:font-weight-complex="bold"/>
    </style:style>
    <style:style style:name="P3" style:family="paragraph" style:parent-style-name="Standard">
      <style:text-properties fo:font-weight="bold" officeooo:rsid="000ebb9a" officeooo:paragraph-rsid="000ebb9a" style:font-weight-asian="bold" style:font-weight-complex="bold"/>
    </style:style>
    <style:style style:name="P4" style:family="paragraph" style:parent-style-name="Standard">
      <style:text-properties officeooo:rsid="000ebb9a" officeooo:paragraph-rsid="000ebb9a"/>
    </style:style>
    <style:style style:name="P5" style:family="paragraph" style:parent-style-name="Standard">
      <style:text-properties officeooo:rsid="000ebb9a" officeooo:paragraph-rsid="0029b668"/>
    </style:style>
    <style:style style:name="P6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normal" officeooo:rsid="000ebb9a" officeooo:paragraph-rsid="000ebb9a"/>
    </style:style>
    <style:style style:name="P7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normal" officeooo:rsid="00112cf3" officeooo:paragraph-rsid="00112cf3"/>
    </style:style>
    <style:style style:name="P8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normal" officeooo:rsid="00126bcd" officeooo:paragraph-rsid="00126bcd"/>
    </style:style>
    <style:style style:name="P9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bold" officeooo:rsid="00112cf3" officeooo:paragraph-rsid="00112cf3" style:font-weight-asian="bold" style:font-weight-complex="bold"/>
    </style:style>
    <style:style style:name="P10" style:family="paragraph" style:parent-style-name="Standard">
      <style:text-properties fo:font-weight="normal" officeooo:rsid="0029b668" officeooo:paragraph-rsid="0029b668" style:font-weight-asian="normal" style:font-weight-complex="normal"/>
    </style:style>
    <style:style style:name="P11" style:family="paragraph" style:parent-style-name="Standard">
      <style:text-properties officeooo:rsid="00224cb8" officeooo:paragraph-rsid="00224cb8"/>
    </style:style>
    <style:style style:name="P12" style:family="paragraph" style:parent-style-name="Standard">
      <style:text-properties officeooo:rsid="0029b668" officeooo:paragraph-rsid="0029b668"/>
    </style:style>
    <style:style style:name="P13" style:family="paragraph" style:parent-style-name="Heading_20_1">
      <style:text-properties officeooo:rsid="000ebb9a" officeooo:paragraph-rsid="0029b668"/>
    </style:style>
    <style:style style:name="P14" style:family="paragraph" style:parent-style-name="Standard">
      <style:text-properties fo:font-weight="bold" officeooo:rsid="000b892b" officeooo:paragraph-rsid="001bcb07" style:font-weight-asian="bold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bold" officeooo:paragraph-rsid="0023ed02" style:font-weight-asian="bold" style:font-weight-complex="bold"/>
    </style:style>
    <style:style style:name="P16" style:family="paragraph" style:parent-style-name="Standard" style:list-style-name="L1">
      <style:text-properties officeooo:paragraph-rsid="001bcb07"/>
    </style:style>
    <style:style style:name="P17" style:family="paragraph" style:parent-style-name="Standard" style:list-style-name="L2">
      <style:text-properties fo:font-weight="normal" officeooo:rsid="000b892b" officeooo:paragraph-rsid="000b892b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224cb8" officeooo:paragraph-rsid="00224cb8" style:font-weight-asian="normal" style:font-weight-complex="normal"/>
    </style:style>
    <style:style style:name="P19" style:family="paragraph" style:parent-style-name="Standard" style:list-style-name="L3">
      <style:text-properties officeooo:paragraph-rsid="001bcb07"/>
    </style:style>
    <style:style style:name="P20" style:family="paragraph" style:parent-style-name="Standard" style:list-style-name="L4">
      <style:text-properties officeooo:paragraph-rsid="001dce4a"/>
    </style:style>
    <style:style style:name="P21" style:family="paragraph" style:parent-style-name="Standard" style:list-style-name="L4">
      <style:text-properties fo:font-variant="normal" fo:text-transform="none" fo:color="#333333" loext:opacity="100%" style:font-name="Consolas" fo:font-size="10.5pt" fo:letter-spacing="normal" fo:font-style="normal" fo:font-weight="normal" officeooo:rsid="001dce4a" officeooo:paragraph-rsid="001dce4a"/>
    </style:style>
    <style:style style:name="P22" style:family="paragraph" style:parent-style-name="Standard" style:list-style-name="L5">
      <style:text-properties fo:font-variant="normal" fo:text-transform="none" fo:color="#333333" loext:opacity="100%" style:font-name="Consolas" fo:font-size="10.5pt" fo:letter-spacing="normal" fo:font-style="normal" fo:font-weight="normal" officeooo:rsid="0020448f" officeooo:paragraph-rsid="0020448f"/>
    </style:style>
    <style:style style:name="P23" style:family="paragraph" style:parent-style-name="Standard" style:list-style-name="L6">
      <style:text-properties fo:font-variant="normal" fo:text-transform="none" fo:color="#333333" loext:opacity="100%" style:font-name="Consolas" fo:font-size="10.5pt" fo:letter-spacing="normal" fo:font-style="normal" fo:font-weight="normal" officeooo:rsid="00224cb8" officeooo:paragraph-rsid="00224cb8" style:font-weight-asian="normal" style:font-weight-complex="normal"/>
    </style:style>
    <style:style style:name="P24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normal" officeooo:rsid="00224cb8" officeooo:paragraph-rsid="00224cb8" style:font-weight-asian="normal" style:font-weight-complex="normal"/>
    </style:style>
    <style:style style:name="P25" style:family="paragraph" style:parent-style-name="Standard" style:list-style-name="L7">
      <style:text-properties fo:font-variant="normal" fo:text-transform="none" fo:color="#333333" loext:opacity="100%" style:font-name="Consolas" fo:font-size="10.5pt" fo:letter-spacing="normal" fo:font-style="normal" fo:font-weight="normal" officeooo:rsid="003a34a1" officeooo:paragraph-rsid="003a34a1" style:font-weight-asian="normal" style:font-weight-complex="normal"/>
    </style:style>
    <style:style style:name="P26" style:family="paragraph" style:parent-style-name="Standard" style:list-style-name="L7">
      <style:text-properties fo:font-variant="normal" fo:text-transform="none" fo:color="#333333" loext:opacity="100%" style:font-name="Consolas" fo:font-size="10.5pt" fo:letter-spacing="normal" fo:font-style="normal" fo:font-weight="normal" officeooo:rsid="0035b8ff" officeooo:paragraph-rsid="003a34a1" style:font-weight-asian="normal" style:font-weight-complex="normal"/>
    </style:style>
    <style:style style:name="P27" style:family="paragraph" style:parent-style-name="Standard" style:list-style-name="L7">
      <style:text-properties fo:font-variant="normal" fo:text-transform="none" fo:color="#333333" loext:opacity="100%" style:font-name="Consolas" fo:font-size="10.5pt" fo:letter-spacing="normal" fo:font-style="normal" fo:font-weight="normal" officeooo:rsid="0035b8ff" officeooo:paragraph-rsid="0035b8ff" style:font-weight-asian="normal" style:font-weight-complex="normal"/>
    </style:style>
    <style:style style:name="P28" style:family="paragraph" style:parent-style-name="Standard" style:list-style-name="L7">
      <style:text-properties fo:font-variant="normal" fo:text-transform="none" fo:color="#333333" loext:opacity="100%" style:font-name="Consolas" fo:font-size="10.5pt" fo:letter-spacing="normal" fo:font-style="normal" fo:font-weight="normal" officeooo:rsid="003aa914" officeooo:paragraph-rsid="003aa914" style:font-weight-asian="normal" style:font-weight-complex="normal"/>
    </style:style>
    <style:style style:name="P29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normal" officeooo:rsid="0039aa5c" officeooo:paragraph-rsid="0039aa5c" style:font-weight-asian="normal" style:font-weight-complex="normal"/>
    </style:style>
    <style:style style:name="P30" style:family="paragraph" style:parent-style-name="Standard" style:list-style-name="L8">
      <style:text-properties fo:font-variant="normal" fo:text-transform="none" fo:color="#333333" loext:opacity="100%" style:font-name="Consolas" fo:font-size="10.5pt" fo:letter-spacing="normal" fo:font-style="normal" fo:font-weight="normal" officeooo:rsid="0039c253" officeooo:paragraph-rsid="0039c253" style:font-weight-asian="normal" style:font-weight-complex="normal"/>
    </style:style>
    <style:style style:name="P31" style:family="paragraph" style:parent-style-name="Standard">
      <style:text-properties fo:font-variant="normal" fo:text-transform="none" fo:color="#333333" loext:opacity="100%" style:font-name="Consolas" fo:font-size="10.5pt" fo:letter-spacing="normal" fo:font-style="normal" fo:font-weight="bold" officeooo:rsid="00224cb8" officeooo:paragraph-rsid="00224cb8" style:font-weight-asian="bold" style:font-weight-complex="bold"/>
    </style:style>
    <style:style style:name="P32" style:family="paragraph" style:parent-style-name="Standard" style:list-style-name="L4">
      <style:text-properties officeooo:rsid="001dce4a" officeooo:paragraph-rsid="001dce4a"/>
    </style:style>
    <style:style style:name="P33" style:family="paragraph" style:parent-style-name="Standard" style:list-style-name="L5">
      <style:text-properties officeooo:paragraph-rsid="00126bcd"/>
    </style:style>
    <style:style style:name="P34" style:family="paragraph" style:parent-style-name="Standard" style:list-style-name="L5">
      <style:text-properties officeooo:rsid="001ef442" officeooo:paragraph-rsid="001ef442"/>
    </style:style>
    <style:style style:name="P35" style:family="paragraph" style:parent-style-name="Standard" style:list-style-name="L5">
      <style:text-properties officeooo:rsid="00213aa9" officeooo:paragraph-rsid="00213aa9"/>
    </style:style>
    <style:style style:name="P36" style:family="paragraph" style:parent-style-name="Standard" style:list-style-name="L5">
      <style:text-properties officeooo:rsid="00224cb8" officeooo:paragraph-rsid="00224cb8"/>
    </style:style>
    <style:style style:name="P37" style:family="paragraph" style:parent-style-name="Standard" style:list-style-name="L7">
      <style:text-properties officeooo:paragraph-rsid="000ebb9a"/>
    </style:style>
    <style:style style:name="P38" style:family="paragraph" style:parent-style-name="Standard" style:list-style-name="L7">
      <style:text-properties officeooo:rsid="0035b8ff" officeooo:paragraph-rsid="003a34a1"/>
    </style:style>
    <style:style style:name="P39" style:family="paragraph" style:parent-style-name="Standard" style:list-style-name="L7">
      <style:text-properties officeooo:rsid="0036cf2d" officeooo:paragraph-rsid="0036cf2d"/>
    </style:style>
    <style:style style:name="T1" style:family="text">
      <style:text-properties officeooo:rsid="000db174"/>
    </style:style>
    <style:style style:name="T2" style:family="text">
      <style:text-properties fo:font-variant="normal" fo:text-transform="none" fo:color="#7d8b99" loext:opacity="100%" style:font-name="Consolas" fo:font-size="10.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Consolas" fo:font-size="10.5pt" fo:letter-spacing="normal" fo:font-style="normal"/>
    </style:style>
    <style:style style:name="T4" style:family="text">
      <style:text-properties fo:font-variant="normal" fo:text-transform="none" fo:color="#333333" loext:opacity="100%" style:font-name="Consolas" fo:font-size="10.5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0ebb9a"/>
    </style:style>
    <style:style style:name="T6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112cf3"/>
    </style:style>
    <style:style style:name="T7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1dce4a"/>
    </style:style>
    <style:style style:name="T8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19488a"/>
    </style:style>
    <style:style style:name="T9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1ef442"/>
    </style:style>
    <style:style style:name="T10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00ba1"/>
    </style:style>
    <style:style style:name="T11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0448f"/>
    </style:style>
    <style:style style:name="T12" style:family="text">
      <style:text-properties fo:font-variant="normal" fo:text-transform="none" fo:color="#333333" loext:opacity="100%" style:font-name="Consolas" fo:font-size="10.5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b5dcc" style:font-weight-asian="normal" style:font-weight-complex="normal"/>
    </style:style>
    <style:style style:name="T14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389443" style:font-weight-asian="normal" style:font-weight-complex="normal"/>
    </style:style>
    <style:style style:name="T15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abf39"/>
    </style:style>
    <style:style style:name="T16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b5dcc"/>
    </style:style>
    <style:style style:name="T17" style:family="text">
      <style:text-properties fo:font-variant="normal" fo:text-transform="none" fo:color="#333333" loext:opacity="100%" style:font-name="Consolas" fo:font-size="10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loext:opacity="100%" style:font-name="Consolas" fo:font-size="10.5pt" fo:letter-spacing="normal" fo:font-style="normal" fo:font-weight="bold" officeooo:rsid="0019488a" style:font-weight-asian="bold" style:font-weight-complex="bold"/>
    </style:style>
    <style:style style:name="T19" style:family="text">
      <style:text-properties fo:font-variant="normal" fo:text-transform="none" fo:color="#333333" loext:opacity="100%" style:font-name="Consolas" fo:font-size="10.5pt" fo:letter-spacing="normal" fo:font-style="normal" fo:font-weight="bold" officeooo:rsid="002abf39" style:font-weight-asian="bold" style:font-weight-complex="bold"/>
    </style:style>
    <style:style style:name="T20" style:family="text">
      <style:text-properties fo:font-variant="normal" fo:text-transform="none" fo:color="#333333" loext:opacity="100%" style:font-name="Consolas" fo:font-size="10.5pt" fo:letter-spacing="normal" fo:font-style="normal" fo:font-weight="bold" officeooo:rsid="000ebb9a" style:font-weight-asian="bold" style:font-weight-complex="bold"/>
    </style:style>
    <style:style style:name="T21" style:family="text">
      <style:text-properties fo:font-variant="normal" fo:text-transform="none" fo:color="#333333" loext:opacity="100%" style:font-name="Consolas" fo:font-size="10.5pt" fo:letter-spacing="normal" fo:font-style="normal" officeooo:rsid="00236d2e"/>
    </style:style>
    <style:style style:name="T22" style:family="text">
      <style:text-properties fo:font-variant="normal" fo:text-transform="none" fo:color="#333333" loext:opacity="100%" style:font-name="Consolas" fo:font-size="10.5pt" fo:letter-spacing="normal" fo:font-style="normal" officeooo:rsid="00255a32"/>
    </style:style>
    <style:style style:name="T23" style:family="text">
      <style:text-properties fo:font-variant="normal" fo:text-transform="none" fo:color="#333333" loext:opacity="100%" style:font-name="Consolas" fo:font-size="10.5pt" fo:letter-spacing="normal" fo:font-style="normal" officeooo:rsid="0028c6c1"/>
    </style:style>
    <style:style style:name="T24" style:family="text">
      <style:text-properties fo:font-variant="normal" fo:text-transform="none" fo:color="#333333" loext:opacity="100%" style:font-name="Consolas" fo:font-size="10.5pt" fo:letter-spacing="normal" fo:font-style="normal" officeooo:rsid="0023ed02"/>
    </style:style>
    <style:style style:name="T25" style:family="text">
      <style:text-properties fo:font-variant="normal" fo:text-transform="none" fo:color="#333333" loext:opacity="100%" style:font-name="Consolas" fo:font-size="10.5pt" fo:letter-spacing="normal" fo:font-style="normal" officeooo:rsid="0028c6c1" fo:background-color="#ffff00" loext:char-shading-value="0"/>
    </style:style>
    <style:style style:name="T26" style:family="text">
      <style:text-properties fo:font-variant="normal" fo:text-transform="none" fo:color="#333333" loext:opacity="100%" fo:letter-spacing="normal"/>
    </style:style>
    <style:style style:name="T27" style:family="text">
      <style:text-properties fo:font-variant="normal" fo:text-transform="none" fo:color="#333333" loext:opacity="100%" fo:letter-spacing="normal" officeooo:rsid="000ebb9a"/>
    </style:style>
    <style:style style:name="T28" style:family="text">
      <style:text-properties fo:font-variant="normal" fo:text-transform="none" fo:color="#a67f59" loext:opacity="100%" style:font-name="Consolas" fo:font-size="10.5pt" fo:letter-spacing="normal" fo:font-style="normal" fo:font-weight="normal" officeooo:rsid="000ebb9a"/>
    </style:style>
    <style:style style:name="T29" style:family="text">
      <style:text-properties fo:font-variant="normal" fo:text-transform="none" fo:color="#2f9c0a" loext:opacity="100%" style:font-name="Consolas" fo:font-size="10.5pt" fo:letter-spacing="normal" fo:font-style="normal" fo:font-weight="normal" officeooo:rsid="000ebb9a"/>
    </style:style>
    <style:style style:name="T30" style:family="text">
      <style:text-properties officeooo:rsid="0018b34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9488a" style:font-weight-asian="bold" style:font-weight-complex="bold"/>
    </style:style>
    <style:style style:name="T33" style:family="text">
      <style:text-properties fo:font-weight="bold" officeooo:rsid="001ef442" style:font-weight-asian="bold" style:font-weight-complex="bold"/>
    </style:style>
    <style:style style:name="T34" style:family="text">
      <style:text-properties fo:font-weight="bold" officeooo:rsid="0029b668" style:font-weight-asian="bold" style:font-weight-complex="bold"/>
    </style:style>
    <style:style style:name="T35" style:family="text">
      <style:text-properties officeooo:rsid="000b892b"/>
    </style:style>
    <style:style style:name="T36" style:family="text">
      <style:text-properties officeooo:rsid="0029b668"/>
    </style:style>
    <style:style style:name="T37" style:family="text">
      <style:text-properties officeooo:rsid="003ce75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1">Getting started with </text:span><text:span text:style-name="T34">aws A</text:span><text:span text:style-name="T31">mplify and </text:span><text:span text:style-name="T34">aws A</text:span><text:span text:style-name="T31">pp</text:span><text:span text:style-name="T34">S</text:span><text:span text:style-name="T31">ync</text:span></text:p>
      <text:p text:style-name="P14">1. Prérequis</text:p>
      <text:list xml:id="list2146830698" text:style-name="L1">
        <text:list-item>
          <text:p text:style-name="P16"><text:span text:style-name="T35">Install node, npm, (yarn), </text:span><text:span text:style-name="T1">and git</text:span></text:p>
        </text:list-item>
      </text:list>
      <text:p text:style-name="P1"/>
      <text:p text:style-name="P2">2. Configure a <text:span text:style-name="T1">amplify cli and aws profile</text:span></text:p>
      <text:list xml:id="list3393770034" text:style-name="L2">
        <text:list-item>
          <text:p text:style-name="P17">https://docs.amplify.aws/cli/start/install/#install-the-amplify-cli</text:p>
        </text:list-item>
        <text:list-item>
          <text:p text:style-name="P17"><text:a xlink:type="simple" xlink:href="https://docs.amplify.aws/cli/start/install/#configure-the-amplify-cli" text:style-name="Internet_20_link" text:visited-style-name="Visited_20_Internet_20_Link">https://docs.amplify.aws/cli/start/install/#configure-the-amplify-cli</text:a></text:p>
        </text:list-item>
      </text:list>
      <text:p text:style-name="P10"/>
      <text:h text:style-name="Heading_20_1" text:outline-level="1">A. Hosting static web app</text:h>
      <text:p text:style-name="P2"/>
      <text:p text:style-name="P3"><text:span text:style-name="T36">1</text:span>. Création d’une application React</text:p>
      <text:p text:style-name="P4"><text:span text:style-name="T2"><text:s text:c="3"/># note npx is installed with npm</text:span><text:span text:style-name="T26"> </text:span></text:p>
      <text:list xml:id="list4286465310" text:style-name="L3">
        <text:list-item>
          <text:p text:style-name="P19"><text:span text:style-name="T5">npx create</text:span><text:span text:style-name="T28">-</text:span><text:span text:style-name="T5">react</text:span><text:span text:style-name="T28">-</text:span><text:span text:style-name="T5">app amplify</text:span><text:span text:style-name="T28">-</text:span><text:span text:style-name="T5">app </text:span></text:p>
        </text:list-item>
        <text:list-item>
          <text:p text:style-name="P19"><text:span text:style-name="T29">cd</text:span><text:span text:style-name="T27"> </text:span><text:span text:style-name="T5">amplify</text:span><text:span text:style-name="T28">-</text:span><text:span text:style-name="T5">app</text:span></text:p>
        </text:list-item>
      </text:list>
      <text:p text:style-name="P6"/>
      <text:p text:style-name="P9">4. Git init to deploy to github</text:p>
      <text:list xml:id="list3095268940" text:style-name="L4">
        <text:list-item>
          <text:p text:style-name="P20"><text:span text:style-name="T7">Création</text:span><text:span text:style-name="T6"> </text:span><text:span text:style-name="T7">du repository github du projet</text:span></text:p>
        </text:list-item>
        <text:list-item>
          <text:p text:style-name="P21">Git init dans le projet</text:p>
        </text:list-item>
        <text:list-item>
          <text:p text:style-name="P32"><text:span text:style-name="T6">G</text:span><text:span text:style-name="T4">it add et commit du projet</text:span></text:p>
        </text:list-item>
        <text:list-item>
          <text:p text:style-name="P32"><text:span text:style-name="T4">Ajout du remote</text:span><text:span text:style-name="T6"> </text:span><text:span text:style-name="T4">github (origin) à l’application</text:span><text:span text:style-name="T6"> (repository)</text:span></text:p>
        </text:list-item>
        <text:list-item>
          <text:p text:style-name="P32"><text:span text:style-name="T4">G</text:span><text:span text:style-name="T6">it push </text:span><text:span text:style-name="T4">vers le repostory github du projet</text:span></text:p>
        </text:list-item>
      </text:list>
      <text:p text:style-name="P7"/>
      <text:p text:style-name="P8"><text:span text:style-name="T33">5</text:span><text:span text:style-name="T31">.</text:span> <text:span text:style-name="T32">Deploiement application statique </text:span><text:span text:style-name="T33">sur aws </text:span><text:span text:style-name="T32">avec Amplify (Amplify Hosting)</text:span></text:p>
      <text:list xml:id="list1059283323" text:style-name="L5">
        <text:list-item>
          <text:p text:style-name="P33"><text:span text:style-name="T8">Allez dans la console </text:span><text:span text:style-name="T9">aws </text:span><text:span text:style-name="T8">amplify</text:span></text:p>
        </text:list-item>
        <text:list-item>
          <text:p text:style-name="P34"><text:span text:style-name="T8">S</text:span><text:span text:style-name="T4">électionnez </text:span><text:span text:style-name="T11">get started (ou </text:span><text:span text:style-name="T10">new app, puis host web app</text:span><text:span text:style-name="T11">)</text:span></text:p>
        </text:list-item>
        <text:list-item>
          <text:p text:style-name="P22">Sélectionnez votre référnciel git (Gitlab, Github, codecommit, etc)</text:p>
        </text:list-item>
        <text:list-item>
          <text:p text:style-name="P22">Connecter votre repository à aws amplify</text:p>
        </text:list-item>
        <text:list-item>
          <text:p text:style-name="P35"><text:span text:style-name="T4">Etapes à suivre ici: </text:span><text:a xlink:type="simple" xlink:href="https://aws.amazon.com/fr/getting-started/hands-on/host-static-website/" text:style-name="Internet_20_link" text:visited-style-name="Visited_20_Internet_20_Link"><text:span text:style-name="T18">https://aws.amazon.com/fr/getting-started/hands-on/host-static-website/</text:span></text:a></text:p>
        </text:list-item>
        <text:list-item>
          <text:p text:style-name="P36"><text:span text:style-name="T18">V</text:span><text:span text:style-name="T17">isitez l’application en cliquant sur le lien généré par aws amplify</text:span></text:p>
        </text:list-item>
      </text:list>
      <text:p text:style-name="P31"/>
      <text:p text:style-name="P11"><text:span text:style-name="T18">6. </text:span><text:span text:style-name="T17">Autres configurations nécessaires</text:span></text:p>
      <text:list xml:id="list3311304713" text:style-name="L6">
        <text:list-item>
          <text:p text:style-name="P18"><text:span text:style-name="T3">Définir un domaine custom </text:span><text:span text:style-name="T21">avec un certificat SSL gratuit ou payant</text:span></text:p>
        </text:list-item>
        <text:list-item>
          <text:p text:style-name="P23">Protégez l’application avec un password</text:p>
        </text:list-item>
        <text:list-item>
          <text:p text:style-name="P15"><text:span text:style-name="T24">Configurer les features branches,</text:span><text:span text:style-name="T23">en utilisantle bouton </text:span><text:span text:style-name="T25">Connect branch</text:span></text:p>
        </text:list-item>
        <text:list-item>
          <text:p text:style-name="P18"><text:span text:style-name="T22">Activer la prévisualisaiton des</text:span><text:span text:style-name="T3"> pull request</text:span><text:span text:style-name="T22">s</text:span></text:p>
        </text:list-item>
        <text:list-item>
          <text:p text:style-name="P23">Create a synthetic canary to proactively monitor your app</text:p>
          <text:p text:style-name="P23">You can use CloudWatch Synthetics for 24/7 monitoring of broken links, heartbeat checks, and testing different user flows in your app.</text:p>
        </text:list-item>
      </text:list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><text:soft-page-break/><text:span text:style-name="T37">B</text:span>. <text:span text:style-name="T36">Full-stack</text:span> web app</text:h>
      <text:p text:style-name="P12">Après avoir créé votre application react.</text:p>
      <text:p text:style-name="P12">Vous pouvez initialiser le backend de l’application afin d’utiliser AppSync</text:p>
      <text:p text:style-name="P12"/>
      <text:p text:style-name="P5"><text:span text:style-name="T36">1</text:span>. Initialisation<text:span text:style-name="T30"> Amplify</text:span> <text:span text:style-name="T30">backend </text:span>(<text:span text:style-name="T36">Ajouter le backend</text:span> <text:span text:style-name="T36">de l</text:span>’application react <text:span text:style-name="T36">avec</text:span> <text:span text:style-name="T36">A</text:span>mplify)</text:p>
      <text:list xml:id="list3043724720" text:style-name="L7">
        <text:list-item>
          <text:p text:style-name="P37"><text:span text:style-name="T29">cd</text:span><text:span text:style-name="T27"> </text:span><text:span text:style-name="T5">amplify</text:span><text:span text:style-name="T28">-</text:span><text:span text:style-name="T5">app </text:span></text:p>
        </text:list-item>
        <text:list-item>
          <text:p text:style-name="P37"><text:span text:style-name="T15">Lancer la commande </text:span><text:span text:style-name="T16">à la racine du projet</text:span><text:span text:style-name="T19"> </text:span><text:span text:style-name="T20">amplify init </text:span><text:span text:style-name="T13">(Note: It is recommended to run this command from the root of your app directory)</text:span></text:p>
        </text:list-item>
        <text:list-item>
          <text:p text:style-name="P38"><text:span text:style-name="T13">S</text:span><text:span text:style-name="T12">uivez les étapes de génération en répondant aux questions, notamment : </text:span></text:p>
          <text:list>
            <text:list-item>
              <text:p text:style-name="P25">Initialisation du project avec la configuration proposée (Initialize the project with the above configuration?) </text:p>
              <text:p text:style-name="P25">Yes (choix par défaut) ou Non : si vous voulez une config custom.</text:p>
            </text:list-item>
            <text:list-item>
              <text:p text:style-name="P26">le choix du profile à utiliser (Please choose the profile you want to use : amplify-dev)</text:p>
            </text:list-item>
            <text:list-item>
              <text:p text:style-name="P28">Etc.</text:p>
            </text:list-item>
          </text:list>
        </text:list-item>
        <text:list-item>
          <text:p text:style-name="P27">Après initialisation allez sur la console aws afin de voir le backend généré.</text:p>
        </text:list-item>
        <text:list-item>
          <text:p text:style-name="P39"><text:span text:style-name="T12">Note : Ajouter le nouveau dossier amplify au git de votre projet. (</text:span><text:span text:style-name="T14">git add . &amp;&amp; </text:span><text:span text:style-name="T12">git <text:s/>commit -</text:span><text:span text:style-name="T14">m</text:span><text:span text:style-name="T12"> « Init amplify backend »)</text:span></text:p>
        </text:list-item>
      </text:list>
      <text:p text:style-name="P29"/>
      <text:p text:style-name="P29">2. Deploiement de l’application react sur amplify (Hosting static web app)</text:p>
      <text:list xml:id="list2700221142" text:style-name="L8">
        <text:list-item>
          <text:p text:style-name="P30">Toujours à la racine du projet, (amplify-app), lancer la commande amplify add hosting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20:40:59.610714984</meta:creation-date>
    <dc:date>2023-04-24T16:53:26.571783398</dc:date>
    <meta:editing-duration>P2DT19H21M26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415" meta:character-count="2620" meta:non-whitespace-character-count="2274"/>
  </office:meta>
</office:document-meta>
</file>